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0.7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cm" fo:min-width="2.25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="Pontas_20_das_20_setas_20_1" draw:marker-end-width="0.421cm" draw:fill="none" draw:textarea-vertical-align="middle" fo:padding-top="0.165cm" fo:padding-bottom="0.165cm" fo:padding-left="0.29cm" fo:padding-right="0.29cm" loext:decorative="false"/>
    </style:style>
    <style:style style:name="gr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cm" fo:min-width="1.614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cm" fo:min-width="3.386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cm" fo:min-width="1.389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objectwithoutfill">
      <style:graphic-properties svg:stroke-width="0.081cm" draw:marker-start-width="0.321cm" draw:marker-end="Pontas_20_das_20_setas_20_4" draw:marker-end-width="0.4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cm" fo:min-width="1.443cm" style:writing-mode="lr-tb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style:font-name="Liberation Sans" fo:font-size="13pt" fo:font-weight="bold" style:letter-kerning="true" style:font-name-asian="Microsoft YaHei" style:font-size-asian="13pt" style:font-weight-asian="bold" style:font-name-complex="Lucida Sans" style:font-size-complex="13pt" style:font-weight-complex="bold"/>
    </style:style>
    <style:style style:name="P6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7" style:family="paragraph">
      <loext:graphic-properties draw:fill="none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non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center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text-position="sub 58%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style:text-position="sub 58%"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.25cm" svg:height="2.5cm" svg:x="1.636cm" svg:y="2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75cm" svg:height="0.75cm" svg:x="1.386cm" svg:y="6.05cm">
          <text:p text:style-name="P2"><text:span text:style-name="T1">[5,n</text:span><text:span text:style-name="T2">i</text:span><text:span text:style-name="T1">,n</text:span><text:span text:style-name="T2">j</text:span><text:span text:style-name="T1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5.136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1.88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2.136cm" svg:y="3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2.38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2.636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5.386cm" svg:y="2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5.63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5.886cm" svg:y="3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6.13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6.386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6.63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6.886cm" svg:y="4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3.886cm" svg:y1="4.55cm" svg:x2="5.136cm" svg:y2="4.55cm">
          <text:p/>
        </draw:line>
        <draw:custom-shape draw:style-name="gr4" draw:text-style-name="P3" draw:layer="layout" svg:width="2.114cm" svg:height="0.75cm" svg:x="5.886cm" svg:y="6.55cm">
          <text:p text:style-name="P2"><text:span text:style-name="T3">[n</text:span><text:span text:style-name="T4">lat</text:span><text:span text:style-name="T3">,n</text:span><text:span text:style-name="T4">i</text:span><text:span text:style-name="T3">,n</text:span><text:span text:style-name="T4">j</text:span><text:span text:style-name="T3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2.75cm" svg:height="0.75cm" svg:x="4.386cm" svg:y="1.3cm">
          <text:p text:style-name="P5"><text:span text:style-name="T5">Conv2D</text:span></text:p>
          <text:p text:style-name="P6"><text:span text:style-name="T3">k=(1x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2.75cm" svg:height="0.75cm" svg:x="0.886cm" svg:y="1.8cm">
          <text:p text:style-name="P2"><text:span text:style-name="T6">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9.886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10.136cm" svg:y="2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10.38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10.636cm" svg:y="3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10.88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11.136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11.38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11.636cm" svg:y="4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886cm" svg:height="0.75cm" svg:x="10.25cm" svg:y="8.55cm">
          <text:p text:style-name="P2"><text:span text:style-name="T3">Input[-1]: [1,n</text:span><text:span text:style-name="T4">i</text:span><text:span text:style-name="T3">,n</text:span><text:span text:style-name="T4">j</text:span><text:span text:style-name="T3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75cm" svg:height="0.75cm" svg:x="9.136cm" svg:y="1.249cm">
          <text:p text:style-name="P2"><text:span text:style-name="T5">Conv2D</text:span></text:p>
          <text:p text:style-name="P2"><text:span text:style-name="T3">k=(3x3)</text:span></text:p>
          <text:p text:style-name="P2"><text:span text:style-name="T3">Pad=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17.636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17.886cm" svg:y="2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18.13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18.386cm" svg:y="3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18.63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18.886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19.13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19.386cm" svg:y="4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2.114cm" svg:height="0.75cm" svg:x="18.386cm" svg:y="6.55cm">
          <text:p text:style-name="P2"><text:span text:style-name="T3">[n</text:span><text:span text:style-name="T4">lat</text:span><text:span text:style-name="T3">,n</text:span><text:span text:style-name="T4">i</text:span><text:span text:style-name="T3">,n</text:span><text:span text:style-name="T4">j</text:span><text:span text:style-name="T3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75cm" svg:height="0.75cm" svg:x="16.886cm" svg:y="1.249cm">
          <text:p text:style-name="P2"><text:span text:style-name="T5">Conv2D</text:span></text:p>
          <text:p text:style-name="P2"><text:span text:style-name="T3">k=(3x3)</text:span></text:p>
          <text:p text:style-name="P2"><text:span text:style-name="T3">Pad=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8.136cm" svg:y1="4.55cm" svg:x2="9.886cm" svg:y2="4.55cm">
          <text:p/>
        </draw:line>
        <draw:line draw:style-name="gr3" draw:text-style-name="P4" draw:layer="layout" svg:x1="12.886cm" svg:y1="4.55cm" svg:x2="14.636cm" svg:y2="4.55cm">
          <text:p/>
        </draw:line>
        <draw:custom-shape draw:style-name="gr6" draw:text-style-name="P10" draw:layer="layout" svg:width="0.25cm" svg:height="0.25cm" svg:x="14.736cm" svg:y="4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0.25cm" svg:height="0.25cm" svg:x="15.072cm" svg:y="4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0.25cm" svg:height="0.25cm" svg:x="15.386cm" svg:y="4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886cm" svg:y1="4.55cm" svg:x2="17.636cm" svg:y2="4.55cm">
          <text:p/>
        </draw:line>
        <draw:custom-shape draw:style-name="gr1" draw:text-style-name="P1" draw:layer="layout" svg:width="1.25cm" svg:height="2.5cm" svg:x="22.89cm" svg:y="3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889cm" svg:height="0.75cm" svg:x="22.5cm" svg:y="5.817cm">
          <text:p text:style-name="P2"><text:span text:style-name="T3">[1,n</text:span><text:span text:style-name="T4">i</text:span><text:span text:style-name="T3">,n</text:span><text:span text:style-name="T4">j</text:span><text:span text:style-name="T3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75cm" svg:height="0.75cm" svg:x="22.104cm" svg:y="2.4cm">
          <text:p text:style-name="P2"><text:span text:style-name="T5">Conv2D</text:span></text:p>
          <text:p text:style-name="P2"><text:span text:style-name="T3">k=(1x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20.636cm" svg:y1="4.55cm" svg:x2="22.886cm" svg:y2="4.55cm">
          <text:p/>
        </draw:line>
        <draw:line draw:style-name="gr8" draw:text-style-name="P4" draw:layer="layout" svg:x1="8.886cm" svg:y1="4.55cm" svg:x2="8.86cm" svg:y2="7.8cm">
          <text:p/>
        </draw:line>
        <draw:line draw:style-name="gr8" draw:text-style-name="P4" draw:layer="layout" svg:x1="8.886cm" svg:y1="7.8cm" svg:x2="13.636cm" svg:y2="7.8cm">
          <text:p/>
        </draw:line>
        <draw:line draw:style-name="gr9" draw:text-style-name="P4" draw:layer="layout" svg:x1="13.636cm" svg:y1="7.8cm" svg:x2="13.636cm" svg:y2="4.55cm">
          <text:p/>
        </draw:line>
        <draw:line draw:style-name="gr8" draw:text-style-name="P4" draw:layer="layout" svg:x1="16.636cm" svg:y1="4.55cm" svg:x2="16.61cm" svg:y2="7.8cm">
          <text:p/>
        </draw:line>
        <draw:line draw:style-name="gr8" draw:text-style-name="P4" draw:layer="layout" svg:x1="16.636cm" svg:y1="7.8cm" svg:x2="21.386cm" svg:y2="7.8cm">
          <text:p/>
        </draw:line>
        <draw:line draw:style-name="gr9" draw:text-style-name="P4" draw:layer="layout" svg:x1="21.386cm" svg:y1="7.8cm" svg:x2="21.386cm" svg:y2="4.55cm">
          <text:p/>
        </draw:line>
        <draw:line draw:style-name="gr8" draw:text-style-name="P4" draw:layer="layout" svg:x1="4.386cm" svg:y1="4.55cm" svg:x2="4.386cm" svg:y2="8.55cm">
          <text:p/>
        </draw:line>
        <draw:line draw:style-name="gr8" draw:text-style-name="P4" draw:layer="layout" svg:x1="4.386cm" svg:y1="8.55cm" svg:x2="24.75cm" svg:y2="8.5cm">
          <text:p/>
        </draw:line>
        <draw:line draw:style-name="gr9" draw:text-style-name="P4" draw:layer="layout" svg:x1="24.75cm" svg:y1="8.5cm" svg:x2="24.75cm" svg:y2="4.5cm">
          <text:p/>
        </draw:line>
        <draw:custom-shape draw:style-name="gr4" draw:text-style-name="P3" draw:layer="layout" svg:width="2.114cm" svg:height="0.75cm" svg:x="10.636cm" svg:y="6.55cm">
          <text:p text:style-name="P2"><text:span text:style-name="T3">[n</text:span><text:span text:style-name="T4">lat</text:span><text:span text:style-name="T3">,n</text:span><text:span text:style-name="T4">i</text:span><text:span text:style-name="T3">,n</text:span><text:span text:style-name="T4">j</text:span><text:span text:style-name="T3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5cm" svg:height="2.5cm" svg:x="25.65cm" svg:y="3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943cm" svg:height="0.75cm" svg:x="25.25cm" svg:y="5.817cm">
          <text:p text:style-name="P2"><text:span text:style-name="T3">[1,n</text:span><text:span text:style-name="T4">i</text:span><text:span text:style-name="T3">,n</text:span><text:span text:style-name="T4">j</text:span><text:span text:style-name="T3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2.75cm" svg:height="0.75cm" svg:x="24.944cm" svg:y="2.4cm">
          <text:p text:style-name="P6"><text:span text:style-name="T5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24.14cm" svg:y1="4.524cm" svg:x2="25.64cm" svg:y2="4.5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4" draw:display-name="Pontas das seta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7T10:36:14.648000000</meta:creation-date>
    <dc:date>2024-06-27T15:34:54.495000000</dc:date>
    <meta:editing-duration>PT39M33S</meta:editing-duration>
    <meta:editing-cycles>7</meta:editing-cycles>
    <meta:generator>LibreOffice/24.2.4.2$Windows_X86_64 LibreOffice_project/51a6219feb6075d9a4c46691dcfe0cd9c4fff3c2</meta:generator>
    <meta:document-statistic meta:object-count="62"/>
  </office:meta>
</office:document-meta>
</file>